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D00000011FA8996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DECOVERAGE – DREIECK<text:tab/><text:tab/><text:tab/><text:tab/><text:tab/><text:tab/>Mladen Vojnovic</text:p>
      <text:p text:style-name="Standard"/>
      <text:p text:style-name="Standard">Zu erst musste ich das Plugin EclEmma installieren im Eclipse Marketplace.</text:p>
      <text:p text:style-name="Standard">Dann wurde jeder mögliche Ausgang jeder Methode mit Testmethoden getestet bis alle Zeilen in den Methoden der eigentlichen Klasse Dreieck grün waren.</text:p>
      <text:p text:style-name="Standard"/>
      <text:p text:style-name="Standard">Für das Testen musste ich immer wieder verschiedene Werte für die drei Seiten des Dreiecks eingesetzt.</text:p>
      <text:p text:style-name="Standard"/>
      <text:p text:style-name="Standard">Bei der Methode istDreieck() musste ich für ein Dreieck nicht mögliche Werte einsetzten wie z.B. negative Zahlen als Seiten oder 0. Dann musste ich noch testen ob 2 Seiten zusammenaddiert kleiner gleich der dritten Seite sind. Für letzteres musste ich die Integer.MAX_VALUES verwenden um durch eine Addition von positiven Zahlen eine negative zu bekommen.</text:p>
      <text:p text:style-name="Standard"/>
      <text:p text:style-name="Standard">Die Methode gleichSeitig() musste ich mit vier Testmethoden testen um alle möglichen Kombinationen für die Ausgabe zubekommen. Da hier auch durch die Methode istDreieck() geprüft wird ob es sich um ein so definiertes Dreieck handelt konnte ich eine modifizierte Version der Oben genannten Testmethoden verwenden. Dann habe ich auch noch getestet ob die Methode true zurückliefert wenn es sich um ein Gleichseitiges Dreieck handelt und zwei Methoden ob es sich NICHT um eines handelt. Einmal mit der Überprüfung ob Seite a und b gelich sind und einmal mit b und c, da es so ein der Methode gefordert war.</text:p>
      <text:p text:style-name="Standard"><draw:frame draw:style-name="fr1" draw:name="Grafik1" text:anchor-type="paragraph" svg:x="-0.106cm" svg:y="0.005cm" svg:width="17cm" svg:height="0.393cm" draw:z-index="0"><draw:image xlink:href="Pictures/10000000000002DD00000011FA89965B.png" xlink:type="simple" xlink:show="embed" xlink:actuate="onLoad"/></draw:frame></text:p>
      <text:p text:style-name="Standard"><text:s/></text:p>
      <text:p text:style-name="Standard">Danach kam die Methode gleichSchenkelig() dran. Für diese habe ich fünf Methoden gebraucht um sie vollständig zu testen. Wie vorhin auch einmal ob es wirklich gleichSchenkelig ist und auch ein Dreieck, dann ob es kein Dreieck ist durch istDreieck() und dann je für a und b, a und c, b und c ob es bei diesen Seiten Gleichschenkelig ist.</text:p>
      <text:p text:style-name="Standard"/>
      <text:p text:style-name="Standard">Die Methode rechtWinkelig() schien Anfangs schwerer als die Vorherigen weil sie viel mehr Inhalt hatte, aber wie sich herausstelle braucht ich hierfür nur 6 Tests. Wieder dieselbe mit istDreieck(), <text:s/>dann eine bei der der Satz des Pythagoras nicht richtig funktioniert wegen Integer.MAX_VALUES, eine bei des alles funktioniert hat und das Dreieck nicht rechtwinkelig war und dann noch drei bei denen jeweils a,b oder c rechtwinkelig war, dafür hab ich die Werte 5, 4 und 3 verwendent.</text:p>
      <text:p text:style-name="Standard"/>
      <text:p text:style-name="Standard">Als das alles fertig war und mir 100% angezeigt wurde habe ich alles in mein remote repository gepusht und nochmal alle commits überprü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9T21:26:32.97</meta:creation-date>
    <meta:document-statistic meta:table-count="0" meta:image-count="1" meta:object-count="0" meta:page-count="1" meta:paragraph-count="10" meta:word-count="365" meta:character-count="2284"/>
    <dc:date>2016-04-19T23:29:20.98</dc:date>
    <meta:editing-duration>PT13M26S</meta:editing-duration>
    <meta:editing-cycles>1</meta:editing-cycles>
    <meta:generator>OpenOffice/4.1.1$Win32 OpenOffice.org_project/411m6$Build-9775</meta:generator>
  </office:meta>
</office:document-meta>
</file>